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09b27c" officeooo:paragraph-rsid="0009b2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an Squared Error with L2 normalisation: 520.2078724850567</text:p>
      <text:p text:style-name="P1"/>
      <text:p text:style-name="P1">Stopping Criteria: 70 iteration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2T19:01:25.100083954</meta:creation-date>
    <meta:generator>LibreOffice/6.0.3.2$Linux_X86_64 LibreOffice_project/00m0$Build-2</meta:generator>
    <dc:date>2018-08-12T20:29:45.764228399</dc:date>
    <meta:editing-duration>PT1H17M13S</meta:editing-duration>
    <meta:editing-cycles>1</meta:editing-cycles>
    <meta:document-statistic meta:table-count="0" meta:image-count="0" meta:object-count="0" meta:page-count="1" meta:paragraph-count="2" meta:word-count="11" meta:character-count="91" meta:non-whitespace-character-count="82"/>
  </office:meta>
</office:document-meta>
</file>